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626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Poly parser</text:p>
          </table:table-cell>
          <table:table-cell table:style-name="ce1" office:value-type="string">
            <text:p>Cadpage parser</text:p>
          </table:table-cell>
          <table:table-cell table:style-name="ce4" table:number-columns-repeated="1022"/>
        </table:table-row>
        <table:table-row table:style-name="ro1">
          <table:table-cell table:style-name="ce2" office:value-type="string">
            <text:p>US/AL/AthensLimestoneCounty</text:p>
          </table:table-cell>
          <table:table-cell table:style-name="ce2" office:value-type="string">
            <text:p>ALLimestoneCounty</text:p>
          </table:table-cell>
          <table:table-cell office:value-type="string">
            <text:p>In progres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S/AL/Colbert</text:p>
          </table:table-cell>
          <table:table-cell table:style-name="ce2" office:value-type="string">
            <text:p>ALColbert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AL/Hoover</text:p>
          </table:table-cell>
          <table:table-cell table:style-name="ce2" office:value-type="string">
            <text:p>ALHoover</text:p>
          </table:table-cell>
          <table:table-cell office:value-type="string">
            <text:p>In progres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US/AL/Shelby</text:p>
          </table:table-cell>
          <table:table-cell table:style-name="ce2" office:value-type="string">
            <text:p>ALShelbyCount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S/CA/CDFandGrassValleyECC</text:p>
          </table:table-cell>
          <table:table-cell table:style-name="ce2" office:value-type="string">
            <text:p>CAPlacer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CityofSLakeTahoe</text:p>
          </table:table-cell>
          <table:table-cell table:style-name="ce2" office:value-type="string">
            <text:p>n/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Hayward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Monterey</text:p>
          </table:table-cell>
          <table:table-cell table:style-name="ce2" office:value-type="string">
            <text:p>CAMonterey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OrovillePD</text:p>
          </table:table-cell>
          <table:table-cell table:style-name="ce2" office:value-type="string">
            <text:p>CAPlacerCounty(Variant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S/CA/SanBernardinoCounty</text:p>
          </table:table-cell>
          <table:table-cell table:style-name="ce2" office:value-type="string">
            <text:p>CASanBernardino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O/ColoradoSprings</text:p>
          </table:table-cell>
          <table:table-cell table:style-name="ce2" office:value-type="string">
            <text:p>COElPasoCountyB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O/ElPasoCounty</text:p>
          </table:table-cell>
          <table:table-cell table:style-name="ce2" office:value-type="string">
            <text:p>COElPasoCounty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O/WeldCounty</text:p>
          </table:table-cell>
          <table:table-cell table:style-name="ce2" office:value-type="string">
            <text:p>COWeld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T/Groton</text:p>
          </table:table-cell>
          <table:table-cell table:style-name="ce2" office:value-type="string">
            <text:p>CTGrot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T/WaterfordFD</text:p>
          </table:table-cell>
          <table:table-cell table:style-name="ce2" office:value-type="string">
            <text:p>CTWaterfordTown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FL/Bay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FL/Hendr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FL/Seminol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D/KootenaiCounty</text:p>
          </table:table-cell>
          <table:table-cell table:style-name="ce2" office:value-type="string">
            <text:p>IDKootenai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L/DownersGrov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Lak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Switzerland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Wayn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KS/Leavenworth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KS/Neosho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KY/CampbellCounty</text:p>
          </table:table-cell>
          <table:table-cell table:style-name="ce2" office:value-type="string">
            <text:p>KYCampbell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LA/TerrebonneParish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I/Allegan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I/CalhounCounty</text:p>
          </table:table-cell>
          <table:table-cell table:style-name="ce2" office:value-type="string">
            <text:p>MICalhounCounty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US/MI/GrandTraverseAttachment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I/Livonia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BloomingtonFD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CarverCounty</text:p>
          </table:table-cell>
          <table:table-cell table:style-name="ce2" office:value-type="string">
            <text:p>MNCarv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Edina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O/CityofFestus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O/LincolnCounty</text:p>
          </table:table-cell>
          <table:table-cell table:style-name="ce2" office:value-type="string">
            <text:p>MOLincol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O/SouthernBoon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T/Ravalli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AlamanceCounty</text:p>
          </table:table-cell>
          <table:table-cell table:style-name="ce2" office:value-type="string">
            <text:p>NCAlamanceCounty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AlexanderCounty</text:p>
          </table:table-cell>
          <table:table-cell table:style-name="ce2" office:value-type="string">
            <text:p>NCAlexand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BrunswickCounty</text:p>
          </table:table-cell>
          <table:table-cell table:style-name="ce2" office:value-type="string">
            <text:p>NCBrunswick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Concord</text:p>
          </table:table-cell>
          <table:table-cell table:style-name="ce2" office:value-type="string">
            <text:p>NCCabarrusCountyAPars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DavidsonCounty</text:p>
          </table:table-cell>
          <table:table-cell table:style-name="ce2" office:value-type="string">
            <text:p>NCDavidso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FranklinCounty</text:p>
          </table:table-cell>
          <table:table-cell table:style-name="ce2" office:value-type="string">
            <text:p>NCFrankli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PenderCounty</text:p>
          </table:table-cell>
          <table:table-cell table:style-name="ce2" office:value-type="string">
            <text:p>NCPend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Robeson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H/Hanover</text:p>
          </table:table-cell>
          <table:table-cell table:style-name="ce2" office:value-type="string">
            <text:p>NHHanov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J/Mahwah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J/MahwahPD</text:p>
          </table:table-cell>
          <table:table-cell table:style-name="ce2" office:value-type="string">
            <text:p>n/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J/OceanCounty</text:p>
          </table:table-cell>
          <table:table-cell table:style-name="ce2" office:value-type="string">
            <text:p>NJOcea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V/WinnemuccaCityFD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Y/DutchessCounty</text:p>
          </table:table-cell>
          <table:table-cell table:style-name="ce2" office:value-type="string">
            <text:p>BNYDutches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Y/WestchesterCounty</text:p>
          </table:table-cell>
          <table:table-cell table:style-name="ce2" office:value-type="string">
            <text:p>XNYWestchest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H/Harveysburg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H/HolmesCountySheriff</text:p>
          </table:table-cell>
          <table:table-cell table:style-name="ce2" office:value-type="string">
            <text:p>OHHolme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Benton</text:p>
          </table:table-cell>
          <table:table-cell table:style-name="ce2" office:value-type="string">
            <text:p>ORBento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Columbia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CookCounty</text:p>
          </table:table-cell>
          <table:table-cell table:style-name="ce2" office:value-type="string">
            <text:p>ORCook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GreshamSAR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JeffersonCounty</text:p>
          </table:table-cell>
          <table:table-cell table:style-name="ce2" office:value-type="string">
            <text:p>ORJefferso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Klamath</text:p>
          </table:table-cell>
          <table:table-cell table:style-name="ce2" office:value-type="string">
            <text:p>ORKlamath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LaneCounty</text:p>
          </table:table-cell>
          <table:table-cell table:style-name="ce2" office:value-type="string">
            <text:p>ORLane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Linn</text:p>
          </table:table-cell>
          <table:table-cell table:style-name="ce2" office:value-type="string">
            <text:p>ORLin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NewbergFire</text:p>
          </table:table-cell>
          <table:table-cell table:style-name="ce2" office:value-type="string">
            <text:p>ORYamhill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OR/Yamhill</text:p>
          </table:table-cell>
          <table:table-cell table:style-name="ce2" office:value-type="string">
            <text:p>ORYamh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Centr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FDCMS</text:p>
          </table:table-cell>
          <table:table-cell table:style-name="ce2" office:value-type="string">
            <text:p>PAChesterCountyVarian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GladwyneFir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Lionvill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PA/MessiahEMS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SC/Newberry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N/BedfordCounty</text:p>
          </table:table-cell>
          <table:table-cell table:style-name="ce2" office:value-type="string">
            <text:p>TNBedford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N/Overton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AngletonPD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Austin</text:p>
          </table:table-cell>
          <table:table-cell table:style-name="ce2" office:value-type="string">
            <text:p>TXTravi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HaysCounty</text:p>
          </table:table-cell>
          <table:table-cell table:style-name="ce2" office:value-type="string">
            <text:p>TXHay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Katy</text:p>
          </table:table-cell>
          <table:table-cell table:style-name="ce2" office:value-type="string">
            <text:p>n/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Kendall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NuecesCounty</text:p>
          </table:table-cell>
          <table:table-cell table:style-name="ce2" office:value-type="string">
            <text:p>TXNueces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SanMarcos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SanMarcos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West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WylieFireDispatch</text:p>
          </table:table-cell>
          <table:table-cell table:style-name="ce2" office:value-type="string">
            <text:p>TXWyli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VA/Gloucester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VA/Hanover</text:p>
          </table:table-cell>
          <table:table-cell table:style-name="ce2" office:value-type="string">
            <text:p>VAHanover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Vendor/CISPlaceholder</text:p>
          </table:table-cell>
          <table:table-cell table:style-name="ce2" office:value-type="string">
            <text:p>General(sort of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WA/USAMobili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WA/WestPierceCounty</text:p>
          </table:table-cell>
          <table:table-cell table:style-name="ce2" office:value-type="string">
            <text:p>WAPierce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WV/Roane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endor/Enterpol/Default</text:p>
          </table:table-cell>
          <table:table-cell table:style-name="ce2" office:value-type="string">
            <text:p>Vendor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" office:value-type="string">
            <text:p>General(sort of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endor/Interact/V10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Y/Washington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SC/Pickens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ShelbyCounty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TX/JohnsonCounty</text:p>
          </table:table-cell>
          <table:table-cell table:style-name="ce2" office:value-type="string">
            <text:p>BTXJohnso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A/QC/Pincourt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VA/NewportNews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T/Cheshir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O/LincolnCounty</text:p>
          </table:table-cell>
          <table:table-cell table:style-name="ce2" office:value-type="string">
            <text:p>MOLincoln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GA/SouthsideFir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I/GrandTraverse</text:p>
          </table:table-cell>
          <table:table-cell table:style-name="ce2" office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CA/LakeCounty</text:p>
          </table:table-cell>
          <table:table-cell table:style-name="ce2" office:value-type="string">
            <text:p>CALake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OtterTailCounty</text:p>
          </table:table-cell>
          <table:table-cell table:style-name="ce2" office:value-type="string">
            <text:p>BMNOtterTai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NC/CabarrusCounty</text:p>
          </table:table-cell>
          <table:table-cell table:style-name="ce2" office:value-type="string">
            <text:p>NCCabarrusCountyB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GoodhueCounty</text:p>
          </table:table-cell>
          <table:table-cell table:style-name="ce2" office:value-type="string">
            <text:p>US/MN/Goodhue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MN/WadenaCounty</text:p>
          </table:table-cell>
          <table:table-cell table:style-name="ce2" office:value-type="string">
            <text:p>US/MN/WadenaCoun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US/IN/JasperCounty</text:p>
          </table:table-cell>
          <table:table-cell table:style-name="ce2" office:value-type="string">
            <text:p>US/IN/JasperCounty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*** LAST ***</text:p>
          </table:table-cell>
          <table:table-cell table:style-name="ce5" office:value-type="string">
            <text:p>1/17/2014 15:04:35</text:p>
          </table:table-cell>
          <table:table-cell table:style-name="ce2" office:value-type="string">
            <text:p>US/IN/JasperCounty</text:p>
          </table:table-cell>
          <table:table-cell table:style-name="ce2" office:value-type="string">
            <text:p>US/IN/JasperCounty</text:p>
          </table:table-cell>
          <table:table-cell table:number-columns-repeated="1019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Corbin</meta:initial-creator>
    <meta:creation-date>2014-01-17T18:23:06</meta:creation-date>
    <dc:date>2014-01-17T21:29:46</dc:date>
    <dc:creator>Ken Corbin</dc:creator>
    <meta:editing-duration>PT2H37M34S</meta:editing-duration>
    <meta:editing-cycles>4</meta:editing-cycles>
    <meta:generator>LibreOffice/4.0.2.2$Linux_x86 LibreOffice_project/400m0$Build-2</meta:generator>
    <meta:document-statistic meta:table-count="1" meta:cell-count="223" meta:object-count="0"/>
  </office:meta>
</office:document-meta>
</file>